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perty Value</text:p>
      <text:p text:style-name="P4">User will be asked for actual value of the property that he owns and he will be told the assessment value and tax of his property.</text:p>
      <text:p text:style-name="P4"/>
      <text:p text:style-name="P1">Module main ()</text:p>
      <text:p text:style-name="P1">Declare Double propValue</text:p>
      <text:p text:style-name="P1">Call Display (propValue)</text:p>
      <text:p text:style-name="P1">Call Calculation (propValue)</text:p>
      <text:p text:style-name="P1">End Module</text:p>
      <text:p text:style-name="P1"/>
      <text:p text:style-name="P1">Module Display (Double Ref propValue)</text:p>
      <text:p text:style-name="P1">Display “Please provide actual value of a piece of property that you own.”</text:p>
      <text:p text:style-name="P1">Input propValue</text:p>
      <text:p text:style-name="P1">End Module</text:p>
      <text:p text:style-name="P1"/>
      <text:p text:style-name="P1">Module Calculation (Double propValue)</text:p>
      <text:p text:style-name="P1">Declare Double aValue, pTax</text:p>
      <text:p text:style-name="P1">Set aValue = propValue * 0.6</text:p>
      <text:p text:style-name="P1">Set pTax = aValue/100 * 0.64</text:p>
      <text:p text:style-name="P1">Display “The assessment value of this property is $” , aValue, </text:p>
      <text:p text:style-name="P1">“ and its property tax is $” , pTax,</text:p>
      <text:p text:style-name="P1">End 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3$Win32 OpenOffice.org_project/413m1$Build-9783</meta:generator>
    <dc:date>2017-06-13T11:59:22.42</dc:date>
    <meta:document-statistic meta:table-count="0" meta:image-count="0" meta:object-count="0" meta:page-count="1" meta:paragraph-count="18" meta:word-count="106" meta:character-count="609"/>
    <meta:user-defined meta:name="Info 1"/>
    <meta:user-defined meta:name="Info 2"/>
    <meta:user-defined meta:name="Info 3"/>
    <meta:user-defined meta:name="Info 4"/>
  </office:meta>
</office:document-meta>
</file>